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3.337cm"/>
    </style:style>
    <style:style style:name="co4" style:family="table-column">
      <style:table-column-properties fo:break-before="auto" style:column-width="3.854cm"/>
    </style:style>
    <style:style style:name="co5" style:family="table-column">
      <style:table-column-properties fo:break-before="auto" style:column-width="1.489cm"/>
    </style:style>
    <style:style style:name="co6" style:family="table-column">
      <style:table-column-properties fo:break-before="auto" style:column-width="1.744cm"/>
    </style:style>
    <style:style style:name="co7" style:family="table-column">
      <style:table-column-properties fo:break-before="auto" style:column-width="7.722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2.723cm"/>
    </style:style>
    <style:style style:name="co10" style:family="table-column">
      <style:table-column-properties fo:break-before="auto" style:column-width="3.4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1.228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sidoniechristophe/home?authuser=0" xlink:type="simple">https://sites.google.com/site/sidoniechristophe/home?authuser=0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pgp.fr/fr/ggs/these-de-marie-bouih" xlink:type="simple">https://www.ipgp.fr/fr/ggs/these-de-marie-bouih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azelle-courtial/" xlink:type="simple">https://www.umr-lastig.fr/azelle-courtial/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velyne.lutton.free.fr/" xlink:type="simple">http://evelyne.lutton.free.fr/</text:a></text:p>
          </table:table-cell>
          <table:table-cell office:value-type="string" calcext:value-type="string">
            <text:p>(coevolu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sciencespo.fr/histoire/fr/chercheur/Paul-André%20Rosental/76168.html" xlink:type="simple">https://www.sciencespo.fr/histoire/fr/chercheur/Paul-Andr%C3%A9%20Rosental/76168.html</text:a></text:p>
          </table:table-cell>
          <table:table-cell office:value-type="string" calcext:value-type="string">
            <text:p>(demo, pres JSR22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view/mathilde-munoz/about/research?authuser=0" xlink:type="simple">https://sites.google.com/view/mathilde-munoz/about/research?authuser=0</text:a></text:p>
          </table:table-cell>
          <table:table-cell office:value-type="string" calcext:value-type="string">
            <text:p>(ens, master X)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<text:a xlink:href="https://tfeuillet.github.io/" xlink:type="simple">https://tfeuillet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fsttar.fr/menu-haut/annuaire/fiche-personnelle/personne/leclercq-ludovic/?no_cache=1" xlink:type="simple">https://www.ifsttar.fr/menu-haut/annuaire/fiche-personnelle/personne/leclercq-ludovic/?no_cache=1</text:a></text:p>
          </table:table-cell>
          <table:table-cell office:value-type="string" calcext:value-type="string">
            <text:p>ERC model transports – req JR23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https://www.ifsttar.fr/menu-haut/annuaire/fiche-personnelle/personne/hautiere-nicolas/?no_cache=1</text:p>
          </table:table-cell>
          <table:table-cell office:value-type="string" calcext:value-type="string">
            <text:p>JR2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hemi.fr/personnalites/pierre-yves-longaretti" xlink:type="simple">https://www.ihemi.fr/personnalites/pierre-yves-longaretti</text:a></text:p>
          </table:table-cell>
          <table:table-cell office:value-type="string" calcext:value-type="string">
            <text:p>Etes23 (interdisc/reconv !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louez-mon-cerveau.com/index.php" xlink:type="simple">http://www.louez-mon-cerveau.com/index.php</text:a></text:p>
          </table:table-cell>
          <table:table-cell office:value-type="string" calcext:value-type="string">
            <text:p>// JRConseil ? ~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lanasina.github.io/" xlink:type="simple">https://lanasina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lliotvincent.github.io/" xlink:type="simple">https://elliotvincent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aetitiagauvin.github.io/" xlink:type="simple">https://laetitiagauvin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lvmt.fr/equipe/jean-paul-hubert/" xlink:type="simple">https://www.lvmt.fr/equipe/jean-paul-hubert/</text:a></text:p>
          </table:table-cell>
          <table:table-cell table:number-columns-repeated="1017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SimSun" style:font-family-asian="SimSun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06:57:56.7504701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6-10T19:00:27</meta:creation-date>
    <dc:date>2026-01-29T17:20:03.973349049</dc:date>
    <meta:editing-duration>P30DT19H14M11S</meta:editing-duration>
    <meta:editing-cycles>128</meta:editing-cycles>
    <meta:generator>LibreOffice/24.2.7.2$Linux_X86_64 LibreOffice_project/420$Build-2</meta:generator>
    <dc:creator>Juste Raimbault</dc:creator>
    <meta:document-statistic meta:table-count="3" meta:cell-count="250" meta:object-count="0"/>
    <meta:user-defined meta:name=""/>
  </office:meta>
</office:document-meta>
</file>